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7" style:family="graphic" style:parent-style-name="objectwithoutfill">
      <style:graphic-properties svg:stroke-width="0.1cm" draw:marker-start="Arrow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4横">
        <draw:custom-shape draw:style-name="gr1" draw:text-style-name="P1" xml:id="id1" draw:id="id1" draw:layer="layout" svg:width="1.094cm" svg:height="1.1cm" svg:x="5.5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1cm" svg:height="8cm" svg:x="11.2cm" svg:y="3.7cm">
          <text:p text:style-name="P2"><text:span text:style-name="T1">list_vt_revers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26cm" svg:height="3.9cm" svg:x="1.374cm" svg:y="5.5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cm" svg:height="1.7cm" svg:x="2.674cm" svg:y="6.8cm">
          <text:p text:style-name="P2"><text:span text:style-name="T1">x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878cm" svg:height="1.431cm" svg:x="1.815cm" svg:y="4.769cm">
          <draw:text-box>
            <text:p><text:span text:style-name="T1">list_vt(x, n)</text:span></text:p>
          </draw:text-box>
        </draw:frame>
        <draw:custom-shape draw:style-name="gr4" draw:text-style-name="P1" draw:layer="layout" svg:width="4.345cm" svg:height="3.6cm" svg:x="7.5cm" svg:y="5.9cm">
          <text:p text:style-name="P2"><text:span text:style-name="T1">call</text:span>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4.345cm" svg:height="3.6cm" svg:x="16.655cm" svg:y="5.9cm">
          <text:p text:style-name="P2"><text:span text:style-name="T1">return</text:span>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4.5cm" svg:height="1.8cm" svg:x="1.2cm" svg:y="2.4cm">
          <text:p text:style-name="P2"><text:span text:style-name="T1">Consume</text:span></text:p>
          <draw:enhanced-geometry svg:viewBox="0 0 21600 21600" draw:text-areas="800 800 20800 20800" draw:type="round-rectangular-callout" draw:modifiers="8047.8115974228 33293.50360910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6cm" svg:height="1.8cm" svg:x="21.5cm" svg:y="1.2cm">
          <text:p text:style-name="P2"><text:span text:style-name="T1">Same value</text:span></text:p>
          <draw:enhanced-geometry svg:viewBox="0 0 21600 21600" draw:text-areas="800 800 20800 20800" draw:type="round-rectangular-callout" draw:modifiers="-3055.89068488585 22931.2604108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xml:id="id2" draw:id="id2" draw:layer="layout" svg:width="1.094cm" svg:height="1.1cm" svg:x="25.606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.4cm" svg:height="4.669cm" svg:x="21.3cm" svg:y="5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cm" svg:height="2.669cm" svg:x="22.5cm" svg:y="6.4cm">
          <text:p text:style-name="P2"><text:span text:style-name="T1">Reversed</text:span></text:p>
          <text:p text:style-name="P2"><text:span text:style-name="T1">x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878cm" svg:height="1.431cm" svg:x="22.041cm" svg:y="4.4cm">
          <draw:text-box>
            <text:p><text:span text:style-name="T1">list_vt(x, n)</text:span></text:p>
          </draw:text-box>
        </draw:frame>
        <draw:connector draw:style-name="gr7" draw:text-style-name="P2" draw:layer="layout" draw:type="curve" draw:line-skew="-1cm" svg:x1="6.047cm" svg:y1="5.1cm" svg:x2="26.153cm" svg:y2="4.7cm" draw:start-shape="id1" draw:start-glue-point="0" draw:end-shape="id2" draw:end-glue-point="0" svg:d="M6047 5100c0-2850 20106-2650 20106-400" svg:viewBox="0 0 20107 21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4横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2T09:46:37.297935865</meta:creation-date>
    <dc:title>図A4横</dc:title>
    <meta:editing-duration>PT45M59S</meta:editing-duration>
    <meta:editing-cycles>100</meta:editing-cycles>
    <meta:generator>LibreOffice/4.2.5.2$Linux_X86_64 LibreOffice_project/420m0$Build-2</meta:generator>
    <meta:initial-creator>Okabe Kiwamu</meta:initial-creator>
    <dc:date>2014-08-02T10:45:50.511096464</dc:date>
    <dc:creator>Okabe Kiwamu</dc:creator>
    <meta:document-statistic meta:object-count="14"/>
    <meta:template xlink:type="simple" xlink:actuate="onRequest" xlink:title="図A4横" xlink:href="../.config/libreoffice/4/user/template/A4横.otg" meta:date="2014-08-02T09:46:36.945652124"/>
  </office:meta>
</office:document-meta>
</file>